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7.08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5" table:default-cell-style-name="ce1"/>
        <table:table-row table:style-name="ro1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PRUEBAS AUTOMATIZADAS</text:p>
            <text:p>JUNIT</text:p>
          </table:table-cell>
          <table:table-cell table:style-name="ce5" office:value-type="string" calcext:value-type="string">
            <text:p>PRUEBAS DE INTERFAZ</text:p>
            <text:p>USUARI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Pokemon objetivo = Muk</text:p>
            <text:p>Estado pokemon objetivo = Sano</text:p>
            <text:p>Pokemon atacante = Pidgeot</text:p>
            <text:p>Movimiento = Deslumbrar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es Sano</text:p>
          </table:table-cell>
          <table:table-cell table:style-name="ce8" office:value-type="string" calcext:value-type="string">
            <text:p>Pokemon objetivo = Muk</text:p>
            <text:p>Estado pokemon objetivo = Sano</text:p>
            <text:p>Pokemon atacante = Pidgeot</text:p>
            <text:p>Movimiento = Deslumbrar</text:p>
          </table:table-cell>
          <table:table-cell table:style-name="ce8" office:value-type="string" calcext:value-type="string">
            <text:p>Cambia el estado a </text:p>
            <text:p>Paralizado</text:p>
          </table:table-cell>
          <table:table-cell table:style-name="ce8"/>
          <table:table-cell table:style-name="ce9"/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Pokemon objetivo = Muk</text:p>
            <text:p>Estado pokemon objetivo = Envenenado</text:p>
            <text:p>Pokemon atacante = Pidgeot</text:p>
            <text:p>Movimiento = Deslumbrar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49:45.5449788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00:26.402201838</meta:creation-date>
    <meta:generator>LibreOffice/5.1.6.2$Linux_X86_64 LibreOffice_project/10m0$Build-2</meta:generator>
    <dc:date>2019-06-10T23:51:36.594536532</dc:date>
    <meta:editing-duration>PT19M38S</meta:editing-duration>
    <meta:editing-cycles>8</meta:editing-cycles>
    <meta:document-statistic meta:table-count="1" meta:cell-count="21" meta:object-count="0"/>
  </office:meta>
</office:document-meta>
</file>